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1c1c1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1c1c1c" draw:marker-start-width="0.279cm" draw:marker-end-width="0.279cm" draw:fill="solid" draw:fill-color="#ffb66c" draw:textarea-horizontal-align="justify" draw:textarea-vertical-align="middle" draw:auto-grow-height="false" fo:min-height="0.11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1c1c1c" draw:marker-start-width="0.279cm" draw:marker-end-width="0.279cm" draw:fill-color="#ffb66c" draw:textarea-horizontal-align="justify" draw:textarea-vertical-align="middle" draw:auto-grow-height="false" fo:min-height="0.11cm" fo:min-width="0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1c1c1c" draw:marker-start-width="0.279cm" draw:marker-end="Arrow" draw:marker-end-width="0.379cm" draw:fill="none" draw:fill-color="#1c1c1c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66cm"/>
      <style:paragraph-properties style:writing-mode="lr-tb"/>
    </style:style>
    <style:style style:name="gr6" style:family="graphic" style:parent-style-name="standard">
      <style:graphic-properties draw:stroke="none" svg:stroke-width="0.053cm" svg:stroke-color="#1c1c1c" draw:marker-start-width="0.279cm" draw:marker-end-width="0.279cm" draw:fill="none" draw:fill-color="#ffb66c" fo:min-height="0.766cm"/>
      <style:paragraph-properties style:writing-mode="lr-tb"/>
    </style:style>
    <style:style style:name="gr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111cm" fo:min-width="4.934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1.111cm" fo:min-width="4.574cm"/>
      <style:paragraph-properties style:writing-mode="lr-tb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949cm" fo:min-width="2.771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949cm" fo:min-width="1.323cm"/>
      <style:paragraph-properties style:writing-mode="lr-tb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475cm" fo:min-width="4.104cm"/>
      <style:paragraph-properties style:writing-mode="lr-tb"/>
    </style:style>
    <style:style style:name="gr12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1.094cm" fo:min-width="3.892cm" fo:padding-top="0.177cm" fo:padding-bottom="0.177cm" fo:padding-left="0.302cm" fo:padding-right="0.302cm"/>
      <style:paragraph-properties style:writing-mode="lr-tb"/>
    </style:style>
    <style:style style:name="gr13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1.973cm" fo:min-width="1.723cm" fo:padding-top="0.177cm" fo:padding-bottom="0.177cm" fo:padding-left="0.302cm" fo:padding-right="0.302cm"/>
      <style:paragraph-properties style:writing-mode="lr-tb"/>
    </style:style>
    <style:style style:name="gr14" style:family="graphic" style:parent-style-name="objectwithoutfill">
      <style:graphic-properties svg:stroke-width="0.106cm" svg:stroke-color="#1c1c1c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  <style:paragraph-properties style:writing-mode="lr-tb"/>
    </style:style>
    <style:style style:name="gr17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0.99cm" fo:min-width="3.788cm" fo:padding-top="0.177cm" fo:padding-bottom="0.177cm" fo:padding-left="0.302cm" fo:padding-right="0.302cm"/>
      <style:paragraph-properties style:writing-mode="lr-tb"/>
    </style:style>
    <style:style style:name="gr18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2.29cm" fo:min-width="4.961cm" fo:padding-top="0.178cm" fo:padding-bottom="0.178cm" fo:padding-left="0.303cm" fo:padding-right="0.303cm"/>
      <style:paragraph-properties style:writing-mode="lr-tb"/>
    </style:style>
    <style:style style:name="gr19" style:family="graphic" style:parent-style-name="objectwithoutfill">
      <style:graphic-properties svg:stroke-width="0.106cm" svg:stroke-color="#1c1c1c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909cm" fo:min-width="4.072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0.99cm" fo:min-width="4.437cm" fo:padding-top="0.177cm" fo:padding-bottom="0.177cm" fo:padding-left="0.302cm" fo:padding-right="0.302cm"/>
      <style:paragraph-properties style:writing-mode="lr-tb"/>
    </style:style>
    <style:style style:name="gr22" style:family="graphic" style:parent-style-name="objectwithoutfill">
      <style:graphic-properties svg:stroke-width="0.106cm" svg:stroke-color="#1c1c1c" draw:marker-start-width="0.359cm" draw:marker-end="Arrow" draw:marker-end-width="0.459cm" draw:fill="solid" draw:fill-color="#1c1c1c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10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27" style:family="graphic" style:parent-style-name="objectwithoutfill">
      <style:graphic-properties svg:stroke-width="0.159cm" svg:stroke-color="#1c1c1c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8" style:family="graphic" style:parent-style-name="objectwithoutfill">
      <style:graphic-properties svg:stroke-width="0.106cm" svg:stroke-color="#1c1c1c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9" style:family="graphic" style:parent-style-name="objectwithoutfill">
      <style:graphic-properties svg:stroke-width="0.106cm" svg:stroke-color="#1c1c1c" draw:marker-start="Arrow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637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92cm"/>
      <style:paragraph-properties style:writing-mode="lr-tb"/>
    </style:style>
    <style:style style:name="gr32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3cm" fo:min-width="3.966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svg:stroke-width="0.106cm" svg:stroke-color="#1c1c1c" draw:marker-start-width="0.359cm" draw:marker-end-width="0.359cm" draw:fill-color="#ffffff" draw:textarea-horizontal-align="justify" draw:textarea-vertical-align="middle" draw:auto-grow-height="false" fo:min-height="1.803cm" fo:min-width="4.392cm" fo:padding-top="0.178cm" fo:padding-bottom="0.178cm" fo:padding-left="0.303cm" fo:padding-right="0.303cm"/>
      <style:paragraph-properties style:writing-mode="lr-tb"/>
    </style:style>
    <style:style style:name="gr3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6.104cm" fo:padding-top="0.165cm" fo:padding-bottom="0.165cm" fo:padding-left="0.29cm" fo:padding-right="0.29cm"/>
      <style:paragraph-properties style:writing-mode="lr-tb"/>
    </style:style>
    <style:style style:name="gr3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10.217cm" fo:padding-top="0.165cm" fo:padding-bottom="0.165cm" fo:padding-left="0.29cm" fo:padding-right="0.29cm"/>
      <style:paragraph-properties style:writing-mode="lr-tb"/>
    </style:style>
    <style:style style:name="gr36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6cm"/>
      <style:paragraph-properties style:writing-mode="lr-tb"/>
    </style:style>
    <style:style style:name="gr39" style:family="graphic" style:parent-style-name="standard">
      <style:graphic-properties svg:stroke-width="0.106cm" svg:stroke-color="#1c1c1c" draw:marker-start-width="0.358cm" draw:marker-end-width="0.358cm" draw:fill="solid" draw:fill-color="#ffffff" draw:textarea-horizontal-align="justify" draw:textarea-vertical-align="middle" draw:auto-grow-height="false" fo:min-height="1.88cm" fo:min-width="3.502cm" fo:padding-top="0.177cm" fo:padding-bottom="0.177cm" fo:padding-left="0.302cm" fo:padding-right="0.302cm"/>
      <style:paragraph-properties style:writing-mode="lr-tb"/>
    </style:style>
    <style:style style:name="gr40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686cm" fo:min-width="4.246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48cm" fo:min-width="3.928cm" fo:padding-top="0.165cm" fo:padding-bottom="0.165cm" fo:padding-left="0.29cm" fo:padding-right="0.29cm"/>
      <style:paragraph-properties style:writing-mode="lr-tb"/>
    </style:style>
    <style:style style:name="gr4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3.564cm" fo:padding-top="0.165cm" fo:padding-bottom="0.165cm" fo:padding-left="0.29cm" fo:padding-right="0.29cm"/>
      <style:paragraph-properties style:writing-mode="lr-tb"/>
    </style:style>
    <style:style style:name="gr4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671cm" fo:min-width="3.564cm" fo:padding-top="0.165cm" fo:padding-bottom="0.165cm" fo:padding-left="0.29cm" fo:padding-right="0.29cm"/>
      <style:paragraph-properties style:writing-mode="lr-tb"/>
    </style:style>
    <style:style style:name="gr4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606cm" fo:min-width="3.564cm" fo:padding-top="0.165cm" fo:padding-bottom="0.165cm" fo:padding-left="0.29cm" fo:padding-right="0.29cm"/>
      <style:paragraph-properties style:writing-mode="lr-tb"/>
    </style:style>
    <style:style style:name="gr4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4.94cm" fo:min-width="3.564cm" fo:padding-top="0.165cm" fo:padding-bottom="0.165cm" fo:padding-left="0.29cm" fo:padding-right="0.29cm"/>
      <style:paragraph-properties style:writing-mode="lr-tb"/>
    </style:style>
    <style:style style:name="gr4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321cm" fo:min-width="3.564cm" fo:padding-top="0.165cm" fo:padding-bottom="0.165cm" fo:padding-left="0.29cm" fo:padding-right="0.29cm"/>
      <style:paragraph-properties style:writing-mode="lr-tb"/>
    </style:style>
    <style:style style:name="gr4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115cm" fo:min-width="3.564cm" fo:padding-top="0.165cm" fo:padding-bottom="0.165cm" fo:padding-left="0.29cm" fo:padding-right="0.29cm"/>
      <style:paragraph-properties style:writing-mode="lr-tb"/>
    </style:style>
    <style:style style:name="gr4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433cm" fo:min-width="3.564cm" fo:padding-top="0.165cm" fo:padding-bottom="0.165cm" fo:padding-left="0.29cm" fo:padding-right="0.29cm"/>
      <style:paragraph-properties style:writing-mode="lr-tb"/>
    </style:style>
    <style:style style:name="gr50" style:family="graphic" style:parent-style-name="standard">
      <style:graphic-properties svg:stroke-width="0.081cm" svg:stroke-color="#1c1c1c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526cm" fo:min-width="3.77cm" fo:padding-top="0.165cm" fo:padding-bottom="0.165cm" fo:padding-left="0.29cm" fo:padding-right="0.29cm"/>
      <style:paragraph-properties style:writing-mode="lr-tb"/>
    </style:style>
    <style:style style:name="gr5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435cm" fo:min-width="3.77cm" fo:padding-top="0.165cm" fo:padding-bottom="0.165cm" fo:padding-left="0.29cm" fo:padding-right="0.29cm"/>
      <style:paragraph-properties style:writing-mode="lr-tb"/>
    </style:style>
    <style:style style:name="gr5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572cm" fo:min-width="3.77cm" fo:padding-top="0.165cm" fo:padding-bottom="0.165cm" fo:padding-left="0.29cm" fo:padding-right="0.29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ffb66c"/>
      <style:paragraph-properties fo:text-align="center"/>
    </style:style>
    <style:style style:name="P3" style:family="paragraph">
      <loext:graphic-properties draw:fill-color="#ffb66c"/>
      <style:paragraph-properties fo:text-align="center"/>
    </style:style>
    <style:style style:name="P4" style:family="paragraph">
      <loext:graphic-properties draw:fill="none" draw:fill-color="#1c1c1c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b66c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loext:graphic-properties draw:fill="solid" draw:fill-color="#1c1c1c"/>
      <style:paragraph-properties fo:text-align="center"/>
    </style:style>
    <style:style style:name="P15" style:family="paragraph">
      <loext:graphic-properties draw:fill="solid" draw:fill-color="#ffffff"/>
      <style:paragraph-properties style:writing-mode="lr-tb"/>
    </style:style>
    <style:style style:name="P16" style:family="paragraph">
      <loext:graphic-properties draw:fill="solid"/>
      <style:paragraph-properties fo:text-align="center" style:writing-mode="lr-tb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style:font-name="Roboto" fo:font-weight="bold"/>
    </style:style>
    <style:style style:name="P20" style:family="paragraph">
      <loext:graphic-properties draw:fill-color="#ffffff"/>
      <style:paragraph-properties fo:text-align="center"/>
      <style:text-properties style:font-name="Roboto" fo:font-weight="bold"/>
    </style:style>
    <style:style style:name="P21" style:family="paragraph">
      <style:paragraph-properties fo:text-align="start"/>
      <style:text-properties style:font-name="Roboto" fo:font-size="14pt" style:font-size-asian="14pt" style:font-size-complex="14pt"/>
    </style:style>
    <style:style style:name="P22" style:family="paragraph">
      <loext:graphic-properties draw:fill-color="#ffffff"/>
      <style:paragraph-properties fo:text-align="start"/>
      <style:text-properties style:font-name="Roboto" fo:font-size="14pt" style:font-size-asian="14pt" style:font-size-complex="14pt"/>
    </style:style>
    <style:style style:name="P23" style:family="paragraph">
      <style:paragraph-properties fo:margin-top="0cm" fo:margin-bottom="0cm" fo:text-align="start"/>
      <style:text-properties style:font-name="Roboto" fo:font-size="14pt" style:font-size-asian="14pt" style:font-size-complex="14pt"/>
    </style:style>
    <style:style style:name="P24" style:family="paragraph">
      <loext:graphic-properties draw:fill-color="#ffffff"/>
      <style:paragraph-properties fo:margin-top="0cm" fo:margin-bottom="0cm" fo:text-align="start"/>
      <style:text-properties style:font-name="Roboto" fo:font-size="14pt" style:font-size-asian="14pt" style:font-size-complex="14pt"/>
    </style:style>
    <style:style style:name="P25" style:family="paragraph">
      <loext:graphic-properties draw:fill-color="#ffffff"/>
      <style:paragraph-properties fo:text-align="center"/>
      <style:text-properties style:font-name="Robo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397cm" svg:y1="5.826cm" svg:x2="20.018cm" svg:y2="5.826cm">
          <text:p/>
        </draw:line>
        <draw:line draw:style-name="gr1" draw:text-style-name="P1" draw:layer="layout" svg:x1="4.397cm" svg:y1="8.826cm" svg:x2="20.018cm" svg:y2="8.826cm">
          <text:p/>
        </draw:line>
        <draw:custom-shape draw:style-name="gr2" draw:text-style-name="P2" draw:layer="layout" svg:width="0.508cm" svg:height="0.508cm" svg:x="7.645cm" svg:y="5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0.646cm" svg:y="5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3.647cm" svg:y="5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5.648cm" svg:y="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8cm" svg:height="0.508cm" svg:x="17.649cm" svg:y="5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508cm" svg:height="0.508cm" svg:x="5.149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6.95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8.951cm" svg:y="8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1.952cm" svg:y="8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4.753cm" svg:y="8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6.754cm" svg:y="8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08cm" svg:height="0.508cm" svg:x="18.755cm" svg:y="8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403cm" svg:y1="9.079cm" svg:x2="5.419cm" svg:y2="10.054cm" draw:start-shape="id1" draw:start-glue-point="8" svg:d="M5403 9079l16 975" svg:viewBox="0 0 17 976">
          <text:p/>
        </draw:connector>
        <draw:connector draw:style-name="gr4" draw:text-style-name="P4" draw:layer="layout" draw:type="line" svg:x1="7.204cm" svg:y1="9.079cm" svg:x2="7.22cm" svg:y2="10.054cm" svg:d="M7204 9079l16 975" svg:viewBox="0 0 17 976">
          <text:p/>
        </draw:connector>
        <draw:connector draw:style-name="gr4" draw:text-style-name="P4" draw:layer="layout" draw:type="line" svg:x1="9.205cm" svg:y1="9.079cm" svg:x2="9.221cm" svg:y2="10.054cm" svg:d="M9205 9079l16 975" svg:viewBox="0 0 17 976">
          <text:p/>
        </draw:connector>
        <draw:connector draw:style-name="gr4" draw:text-style-name="P4" draw:layer="layout" draw:type="line" svg:x1="12.206cm" svg:y1="9.079cm" svg:x2="12.222cm" svg:y2="10.054cm" svg:d="M12206 9079l16 975" svg:viewBox="0 0 17 976">
          <text:p/>
        </draw:connector>
        <draw:connector draw:style-name="gr4" draw:text-style-name="P4" draw:layer="layout" draw:type="line" svg:x1="15.007cm" svg:y1="9.079cm" svg:x2="15.023cm" svg:y2="10.054cm" svg:d="M15007 9079l16 975" svg:viewBox="0 0 17 976">
          <text:p/>
        </draw:connector>
        <draw:connector draw:style-name="gr4" draw:text-style-name="P4" draw:layer="layout" draw:type="line" svg:x1="17.008cm" svg:y1="9.079cm" svg:x2="17.024cm" svg:y2="10.054cm" svg:d="M17008 9079l16 975" svg:viewBox="0 0 17 976">
          <text:p/>
        </draw:connector>
        <draw:connector draw:style-name="gr4" draw:text-style-name="P4" draw:layer="layout" draw:type="line" svg:x1="19.009cm" svg:y1="9.079cm" svg:x2="19.025cm" svg:y2="10.054cm" svg:d="M19009 9079l16 975" svg:viewBox="0 0 17 976">
          <text:p/>
        </draw:connector>
        <draw:line draw:style-name="gr1" draw:text-style-name="P1" draw:layer="layout" svg:x1="10.9cm" svg:y1="6.08cm" svg:x2="10.9cm" svg:y2="8.493cm">
          <text:p/>
        </draw:line>
        <draw:line draw:style-name="gr1" draw:text-style-name="P1" draw:layer="layout" svg:x1="13.9cm" svg:y1="6.08cm" svg:x2="13.9cm" svg:y2="8.493cm">
          <text:p/>
        </draw:line>
        <draw:line draw:style-name="gr1" draw:text-style-name="P1" draw:layer="layout" svg:x1="15.9cm" svg:y1="6.08cm" svg:x2="15.9cm" svg:y2="8.493cm">
          <text:p/>
        </draw:line>
        <draw:line draw:style-name="gr1" draw:text-style-name="P1" draw:layer="layout" svg:x1="17.9cm" svg:y1="6.08cm" svg:x2="17.9cm" svg:y2="8.493cm">
          <text:p/>
        </draw:line>
        <draw:line draw:style-name="gr1" draw:text-style-name="P1" draw:layer="layout" svg:x1="7.9cm" svg:y1="6.08cm" svg:x2="7.9cm" svg:y2="8.493cm">
          <text:p/>
        </draw:line>
        <draw:frame draw:style-name="gr5" draw:text-style-name="P6" draw:layer="layout" svg:width="1.397cm" svg:height="1.016cm" svg:x="7.191cm" svg:y="4.71cm">
          <draw:text-box>
            <text:p text:style-name="P5"><text:span text:style-name="T1">D1</text:span></text:p>
          </draw:text-box>
        </draw:frame>
        <draw:frame draw:style-name="gr6" draw:text-style-name="P7" draw:layer="layout" svg:width="1.397cm" svg:height="1.016cm" svg:x="10.192cm" svg:y="4.71cm">
          <draw:text-box>
            <text:p text:style-name="P5"><text:span text:style-name="T1">D2</text:span></text:p>
          </draw:text-box>
        </draw:frame>
        <draw:frame draw:style-name="gr5" draw:text-style-name="P6" draw:layer="layout" svg:width="1.397cm" svg:height="1.016cm" svg:x="13.193cm" svg:y="4.71cm">
          <draw:text-box>
            <text:p text:style-name="P5"><text:span text:style-name="T1">D3</text:span></text:p>
          </draw:text-box>
        </draw:frame>
        <draw:frame draw:style-name="gr6" draw:text-style-name="P7" draw:layer="layout" svg:width="1.397cm" svg:height="1.016cm" svg:x="15.194cm" svg:y="4.71cm">
          <draw:text-box>
            <text:p text:style-name="P5"><text:span text:style-name="T1">D4</text:span></text:p>
          </draw:text-box>
        </draw:frame>
        <draw:frame draw:style-name="gr6" draw:text-style-name="P7" draw:layer="layout" svg:width="1.397cm" svg:height="1.016cm" svg:x="17.195cm" svg:y="4.71cm">
          <draw:text-box>
            <text:p text:style-name="P5"><text:span text:style-name="T1">D5</text:span></text:p>
          </draw:text-box>
        </draw:frame>
        <draw:frame draw:style-name="gr7" draw:text-style-name="P8" draw:layer="layout" svg:width="5.434cm" svg:height="1.361cm" svg:x="1.67cm" svg:y="4.837cm">
          <draw:text-box>
            <text:p><text:span text:style-name="T1">Software development</text:span></text:p>
            <text:p><text:span text:style-name="T1">process</text:span></text:p>
          </draw:text-box>
        </draw:frame>
        <draw:frame draw:style-name="gr8" draw:text-style-name="P8" draw:layer="layout" svg:width="5.074cm" svg:height="1.361cm" svg:x="1.67cm" svg:y="7.738cm">
          <draw:text-box>
            <text:p><text:span text:style-name="T1">Quality management</text:span></text:p>
            <text:p><text:span text:style-name="T1">process</text:span></text:p>
          </draw:text-box>
        </draw:frame>
        <draw:frame draw:style-name="gr9" draw:text-style-name="P9" draw:layer="layout" svg:width="3.271cm" svg:height="1.199cm" svg:x="3.097cm" svg:y="10.098cm">
          <draw:text-box>
            <text:p><text:span text:style-name="T2">Standards and</text:span></text:p>
            <text:p><text:span text:style-name="T2">procedures</text:span></text:p>
          </draw:text-box>
        </draw:frame>
        <draw:frame draw:style-name="gr10" draw:text-style-name="P9" draw:layer="layout" svg:width="1.823cm" svg:height="1.199cm" svg:x="6.337cm" svg:y="10.098cm">
          <draw:text-box>
            <text:p><text:span text:style-name="T2">Quality</text:span></text:p>
            <text:p><text:span text:style-name="T2">plan</text:span></text:p>
          </draw:text-box>
        </draw:frame>
        <draw:frame draw:style-name="gr11" draw:text-style-name="P9" draw:layer="layout" svg:width="4.604cm" svg:height="0.725cm" svg:x="8.538cm" svg:y="10.099cm">
          <draw:text-box>
            <text:p><text:span text:style-name="T2">Quality review reports</text:span></text:p>
          </draw:text-box>
        </draw:frame>
        <draw:custom-shape draw:style-name="gr12" draw:text-style-name="P11" xml:id="id2" draw:id="id2" draw:layer="layout" svg:width="4.826cm" svg:height="1.778cm" svg:x="0.238cm" svg:y="14.716cm">
          <text:p text:style-name="P10">Define proces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3" draw:id="id3" draw:layer="layout" svg:width="4.826cm" svg:height="1.778cm" svg:x="7.239cm" svg:y="14.717cm">
          <text:p text:style-name="P10">Develop</text:p>
          <text:p text:style-name="P10">produc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4" draw:id="id4" draw:layer="layout" svg:width="4.826cm" svg:height="1.778cm" svg:x="14.24cm" svg:y="14.718cm">
          <text:p text:style-name="P10">Assess product</text:p>
          <text:p text:style-name="P10">quality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7" draw:id="id7" draw:layer="layout" svg:width="4.826cm" svg:height="1.778cm" svg:x="7.24cm" svg:y="19.718cm">
          <text:p text:style-name="P10">Improve</text:p>
          <text:p text:style-name="P10">proces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6" draw:id="id6" draw:layer="layout" svg:width="4.826cm" svg:height="1.778cm" svg:x="21.241cm" svg:y="19.719cm">
          <text:p text:style-name="P10">Standardize</text:p>
          <text:p text:style-name="P10">proces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5" draw:id="id5" draw:layer="layout" svg:width="4.445cm" svg:height="4.445cm" svg:x="14.431cm" svg:y="18.415cm">
          <text:p text:style-name="P10">Quality</text:p>
          <text:p text:style-name="P10">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type="line" svg:x1="5.064cm" svg:y1="15.605cm" svg:x2="7.239cm" svg:y2="15.606cm" draw:start-shape="id2" draw:start-glue-point="1" draw:end-shape="id3" draw:end-glue-point="3" svg:d="M5064 15605l2175 1" svg:viewBox="0 0 2176 2">
          <text:p/>
        </draw:connector>
        <draw:connector draw:style-name="gr14" draw:text-style-name="P1" draw:layer="layout" draw:type="line" svg:x1="12.065cm" svg:y1="15.606cm" svg:x2="14.24cm" svg:y2="15.607cm" draw:start-shape="id3" draw:start-glue-point="1" draw:end-shape="id4" draw:end-glue-point="3" svg:d="M12065 15606l2175 1" svg:viewBox="0 0 2176 2">
          <text:p/>
        </draw:connector>
        <draw:connector draw:style-name="gr14" draw:text-style-name="P1" draw:layer="layout" draw:type="line" svg:x1="16.653cm" svg:y1="16.496cm" svg:x2="16.654cm" svg:y2="18.415cm" draw:start-shape="id4" draw:start-glue-point="2" draw:end-shape="id5" draw:end-glue-point="4" svg:d="M16653 16496l1 1919" svg:viewBox="0 0 2 1920">
          <text:p/>
        </draw:connector>
        <draw:connector draw:style-name="gr14" draw:text-style-name="P1" draw:layer="layout" draw:type="line" svg:x1="18.876cm" svg:y1="20.638cm" svg:x2="21.241cm" svg:y2="20.608cm" draw:start-shape="id5" draw:start-glue-point="7" draw:end-shape="id6" draw:end-glue-point="3" svg:d="M18876 20638l2365-30" svg:viewBox="0 0 2366 31">
          <text:p/>
        </draw:connector>
        <draw:connector draw:style-name="gr14" draw:text-style-name="P1" draw:layer="layout" draw:type="line" svg:x1="14.431cm" svg:y1="20.638cm" svg:x2="12.066cm" svg:y2="20.607cm" draw:start-shape="id5" draw:start-glue-point="5" draw:end-shape="id7" draw:end-glue-point="1" svg:d="M14431 20638l-2365-31" svg:viewBox="0 0 2366 32">
          <text:p/>
        </draw:connector>
        <draw:connector draw:style-name="gr14" draw:text-style-name="P1" draw:layer="layout" draw:type="line" svg:x1="9.653cm" svg:y1="19.718cm" svg:x2="9.652cm" svg:y2="16.495cm" draw:start-shape="id7" draw:start-glue-point="0" draw:end-shape="id3" draw:end-glue-point="2" svg:d="M9653 19718l-1-3223" svg:viewBox="0 0 2 3224">
          <text:p/>
        </draw:connector>
        <draw:frame draw:style-name="gr15" draw:text-style-name="P12" draw:layer="layout" svg:width="1.311cm" svg:height="0.962cm" svg:x="12.784cm" svg:y="19.415cm">
          <draw:text-box>
            <text:p>No</text:p>
          </draw:text-box>
        </draw:frame>
        <draw:frame draw:style-name="gr16" draw:text-style-name="P12" draw:layer="layout" svg:width="1.535cm" svg:height="0.962cm" svg:x="19.085cm" svg:y="19.415cm">
          <draw:text-box>
            <text:p>Yes</text:p>
          </draw:text-box>
        </draw:frame>
      </draw:page>
      <draw:page draw:name="page2" draw:style-name="dp1" draw:master-page-name="Default">
        <draw:custom-shape draw:style-name="gr17" draw:text-style-name="P11" xml:id="id12" draw:id="id12" draw:layer="layout" svg:width="4.826cm" svg:height="1.778cm" svg:x="-1cm" svg:y="-0.111cm">
          <text:p text:style-name="P10">Business</text:p>
          <text:p text:style-name="P10">acquisi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3" draw:id="id13" draw:layer="layout" svg:width="4.826cm" svg:height="1.778cm" svg:x="5.001cm" svg:y="-0.11cm">
          <text:p text:style-name="P10">Design and</text:p>
          <text:p text:style-name="P10">develop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4" draw:id="id14" draw:layer="layout" svg:width="4.826cm" svg:height="1.778cm" svg:x="12.002cm" svg:y="-0.109cm">
          <text:p text:style-name="P10">Business</text:p>
          <text:p text:style-name="P10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6" draw:id="id16" draw:layer="layout" svg:width="4.826cm" svg:height="1.778cm" svg:x="18.003cm" svg:y="-0.108cm">
          <text:p text:style-name="P10">Supplier</text:p>
          <text:p text:style-name="P10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.826cm" svg:height="1.778cm" svg:x="-0.999cm" svg:y="7.89cm">
          <text:p text:style-name="P10">Production and</text:p>
          <text:p text:style-name="P10">delivery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1" draw:id="id11" draw:layer="layout" svg:width="4.826cm" svg:height="1.778cm" svg:x="5.002cm" svg:y="7.891cm">
          <text:p text:style-name="P10">Tes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7" draw:id="id17" draw:layer="layout" svg:width="4.826cm" svg:height="1.778cm" svg:x="12.003cm" svg:y="7.892cm">
          <text:p text:style-name="P10">Configuration</text:p>
          <text:p text:style-name="P10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8" draw:id="id18" draw:layer="layout" svg:width="4.826cm" svg:height="1.778cm" svg:x="18.004cm" svg:y="7.893cm">
          <text:p text:style-name="P10">Inventory</text:p>
          <text:p text:style-name="P10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0" draw:id="id10" draw:layer="layout" svg:width="4.826cm" svg:height="1.778cm" svg:x="2.002cm" svg:y="10.891cm">
          <text:p text:style-name="P10">Service and</text:p>
          <text:p text:style-name="P10">suppor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" draw:id="id8" draw:layer="layout" svg:width="5.461cm" svg:height="2.54cm" svg:x="1.675cm" svg:y="3.572cm">
          <text:p text:style-name="P10">Product</text:p>
          <text:p text:style-name="P10">delivery </text:p>
          <text:p text:style-name="P10">processes</text:p>
          <draw:enhanced-geometry svg:viewBox="0 0 21600 21600" draw:type="rectangle" draw:enhanced-path="M 0 0 L 21600 0 21600 21600 0 21600 0 0 Z N"/>
        </draw:custom-shape>
        <draw:custom-shape draw:style-name="gr18" draw:text-style-name="P13" xml:id="id15" draw:id="id15" draw:layer="layout" svg:width="5.461cm" svg:height="2.54cm" svg:x="14.675cm" svg:y="3.572cm">
          <text:p text:style-name="P10">Supporting</text:p>
          <text:p text:style-name="P10">processes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4.405cm" svg:y1="6.112cm" svg:x2="1.414cm" svg:y2="7.89cm" draw:start-shape="id8" draw:start-glue-point="2" draw:end-shape="id9" draw:end-glue-point="0" svg:d="M4405 6112l-2991 1778" svg:viewBox="0 0 2992 1779">
          <text:p/>
        </draw:connector>
        <draw:connector draw:style-name="gr19" draw:text-style-name="P1" draw:layer="layout" draw:type="line" svg:x1="4.415cm" svg:y1="10.891cm" svg:x2="4.405cm" svg:y2="6.112cm" draw:start-shape="id10" draw:start-glue-point="0" draw:end-shape="id8" draw:end-glue-point="2" svg:d="M4415 10891l-10-4779" svg:viewBox="0 0 11 4780">
          <text:p/>
        </draw:connector>
        <draw:connector draw:style-name="gr19" draw:text-style-name="P1" draw:layer="layout" draw:type="line" svg:x1="7.415cm" svg:y1="7.891cm" svg:x2="4.405cm" svg:y2="6.112cm" draw:start-shape="id11" draw:start-glue-point="0" draw:end-shape="id8" draw:end-glue-point="2" svg:d="M7415 7891l-3010-1779" svg:viewBox="0 0 3011 1780">
          <text:p/>
        </draw:connector>
        <draw:connector draw:style-name="gr19" draw:text-style-name="P1" draw:layer="layout" draw:type="line" svg:x1="1.413cm" svg:y1="1.667cm" svg:x2="4.405cm" svg:y2="3.572cm" draw:start-shape="id12" draw:start-glue-point="2" draw:end-shape="id8" draw:end-glue-point="0" svg:d="M1413 1667l2992 1905" svg:viewBox="0 0 2993 1906">
          <text:p/>
        </draw:connector>
        <draw:connector draw:style-name="gr19" draw:text-style-name="P1" draw:layer="layout" draw:type="line" svg:x1="7.414cm" svg:y1="1.668cm" svg:x2="4.405cm" svg:y2="3.572cm" draw:start-shape="id13" draw:start-glue-point="2" draw:end-shape="id8" draw:end-glue-point="0" svg:d="M7414 1668l-3009 1904" svg:viewBox="0 0 3010 1905">
          <text:p/>
        </draw:connector>
        <draw:connector draw:style-name="gr19" draw:text-style-name="P1" draw:layer="layout" draw:type="line" svg:x1="14.415cm" svg:y1="1.669cm" svg:x2="17.405cm" svg:y2="3.572cm" draw:start-shape="id14" draw:start-glue-point="2" draw:end-shape="id15" draw:end-glue-point="0" svg:d="M14415 1669l2990 1903" svg:viewBox="0 0 2991 1904">
          <text:p/>
        </draw:connector>
        <draw:connector draw:style-name="gr19" draw:text-style-name="P1" draw:layer="layout" draw:type="line" svg:x1="20.416cm" svg:y1="1.67cm" svg:x2="17.405cm" svg:y2="3.572cm" draw:start-shape="id16" draw:start-glue-point="2" draw:end-shape="id15" draw:end-glue-point="0" svg:d="M20416 1670l-3011 1902" svg:viewBox="0 0 3012 1903">
          <text:p/>
        </draw:connector>
        <draw:connector draw:style-name="gr19" draw:text-style-name="P1" draw:layer="layout" draw:type="line" svg:x1="14.416cm" svg:y1="7.892cm" svg:x2="17.405cm" svg:y2="6.112cm" draw:start-shape="id17" draw:start-glue-point="0" draw:end-shape="id15" draw:end-glue-point="2" svg:d="M14416 7892l2989-1780" svg:viewBox="0 0 2990 1781">
          <text:p/>
        </draw:connector>
        <draw:connector draw:style-name="gr19" draw:text-style-name="P1" draw:layer="layout" draw:type="line" svg:x1="20.417cm" svg:y1="7.893cm" svg:x2="17.405cm" svg:y2="6.112cm" draw:start-shape="id18" draw:start-glue-point="0" draw:end-shape="id15" draw:end-glue-point="2" svg:d="M20417 7893l-3012-1781" svg:viewBox="0 0 3013 1782">
          <text:p/>
        </draw:connector>
        <draw:custom-shape draw:style-name="gr20" draw:text-style-name="P13" xml:id="id19" draw:id="id19" draw:layer="layout" svg:width="4.572cm" svg:height="2.159cm" svg:x="5.445cm" svg:y="15.097cm">
          <text:p text:style-name="P10">ISO 9001</text:p>
          <text:p text:style-name="P10">quality models</text:p>
          <draw:enhanced-geometry svg:viewBox="0 0 21600 21600" draw:type="rectangle" draw:enhanced-path="M 0 0 L 21600 0 21600 21600 0 21600 0 0 Z N"/>
        </draw:custom-shape>
        <draw:custom-shape draw:style-name="gr20" draw:text-style-name="P13" xml:id="id20" draw:id="id20" draw:layer="layout" svg:width="4.572cm" svg:height="2.159cm" svg:x="5.445cm" svg:y="20.097cm">
          <text:p text:style-name="P10">Organization</text:p>
          <text:p text:style-name="P10">quality manual</text:p>
          <draw:enhanced-geometry svg:viewBox="0 0 21600 21600" draw:type="rectangle" draw:enhanced-path="M 0 0 L 21600 0 21600 21600 0 21600 0 0 Z N"/>
        </draw:custom-shape>
        <draw:custom-shape draw:style-name="gr20" draw:text-style-name="P13" xml:id="id22" draw:id="id22" draw:layer="layout" svg:width="4.572cm" svg:height="2.159cm" svg:x="5.445cm" svg:y="25.097cm">
          <text:p text:style-name="P10">Project 2</text:p>
          <text:p text:style-name="P10">quality plan</text:p>
          <draw:enhanced-geometry svg:viewBox="0 0 21600 21600" draw:type="rectangle" draw:enhanced-path="M 0 0 L 21600 0 21600 21600 0 21600 0 0 Z N"/>
        </draw:custom-shape>
        <draw:custom-shape draw:style-name="gr20" draw:text-style-name="P13" xml:id="id21" draw:id="id21" draw:layer="layout" svg:width="4.572cm" svg:height="2.159cm" svg:x="-0.555cm" svg:y="25.097cm">
          <text:p text:style-name="P10">Project 1</text:p>
          <text:p text:style-name="P10">quality plan</text:p>
          <draw:enhanced-geometry svg:viewBox="0 0 21600 21600" draw:type="rectangle" draw:enhanced-path="M 0 0 L 21600 0 21600 21600 0 21600 0 0 Z N"/>
        </draw:custom-shape>
        <draw:custom-shape draw:style-name="gr20" draw:text-style-name="P13" xml:id="id23" draw:id="id23" draw:layer="layout" svg:width="4.572cm" svg:height="2.159cm" svg:x="11.445cm" svg:y="25.097cm">
          <text:p text:style-name="P10">Project 3</text:p>
          <text:p text:style-name="P10">quality plan</text:p>
          <draw:enhanced-geometry svg:viewBox="0 0 21600 21600" draw:type="rectangle" draw:enhanced-path="M 0 0 L 21600 0 21600 21600 0 21600 0 0 Z N"/>
        </draw:custom-shape>
        <draw:custom-shape draw:style-name="gr21" draw:text-style-name="P11" xml:id="id24" draw:id="id24" draw:layer="layout" svg:width="5.475cm" svg:height="1.778cm" svg:x="17.303cm" svg:y="20.292cm">
          <text:p text:style-name="P10">Organization</text:p>
          <text:p text:style-name="P10">quality proces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5" draw:id="id25" draw:layer="layout" svg:width="5.475cm" svg:height="1.778cm" svg:x="17.304cm" svg:y="25.293cm">
          <text:p text:style-name="P10">Project quality</text:p>
          <text:p text:style-name="P10">manag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4" draw:layer="layout" draw:type="line" svg:x1="7.731cm" svg:y1="17.256cm" svg:x2="7.731cm" svg:y2="20.097cm" draw:start-shape="id19" draw:start-glue-point="2" draw:end-shape="id20" draw:end-glue-point="0" svg:d="M7731 17256v2841" svg:viewBox="0 0 1 2842">
          <text:p/>
        </draw:connector>
        <draw:connector draw:style-name="gr22" draw:text-style-name="P14" draw:layer="layout" draw:type="line" svg:x1="5.445cm" svg:y1="21.176cm" svg:x2="1.731cm" svg:y2="25.097cm" draw:start-shape="id20" draw:start-glue-point="3" draw:end-shape="id21" draw:end-glue-point="0" svg:d="M5445 21176l-3714 3921" svg:viewBox="0 0 3715 3922">
          <text:p/>
        </draw:connector>
        <draw:connector draw:style-name="gr22" draw:text-style-name="P14" draw:layer="layout" draw:type="line" svg:x1="7.731cm" svg:y1="22.256cm" svg:x2="7.731cm" svg:y2="25.097cm" draw:start-shape="id20" draw:start-glue-point="2" draw:end-shape="id22" draw:end-glue-point="0" svg:d="M7731 22256v2841" svg:viewBox="0 0 1 2842">
          <text:p/>
        </draw:connector>
        <draw:connector draw:style-name="gr22" draw:text-style-name="P14" draw:layer="layout" draw:type="line" svg:x1="10.017cm" svg:y1="21.176cm" svg:x2="13.731cm" svg:y2="25.097cm" draw:start-shape="id20" draw:start-glue-point="1" draw:end-shape="id23" draw:end-glue-point="0" svg:d="M10017 21176l3714 3921" svg:viewBox="0 0 3715 3922">
          <text:p/>
        </draw:connector>
        <draw:connector draw:style-name="gr22" draw:text-style-name="P14" draw:layer="layout" draw:type="line" svg:x1="10.017cm" svg:y1="21.176cm" svg:x2="17.303cm" svg:y2="21.181cm" draw:start-shape="id20" draw:start-glue-point="1" draw:end-shape="id24" draw:end-glue-point="3" svg:d="M10017 21176l7286 5" svg:viewBox="0 0 7287 6">
          <text:p/>
        </draw:connector>
        <draw:connector draw:style-name="gr22" draw:text-style-name="P14" draw:layer="layout" draw:type="line" svg:x1="20.04cm" svg:y1="22.07cm" svg:x2="20.041cm" svg:y2="25.293cm" draw:start-shape="id24" draw:start-glue-point="2" draw:end-shape="id25" draw:end-glue-point="0" svg:d="M20040 22070l1 3223" svg:viewBox="0 0 2 3224">
          <text:p/>
        </draw:connector>
        <draw:connector draw:style-name="gr22" draw:text-style-name="P14" draw:layer="layout" draw:line-skew="1.184cm" svg:x1="1.731cm" svg:y1="27.256cm" svg:x2="20.041cm" svg:y2="27.071cm" draw:start-shape="id21" draw:start-glue-point="2" draw:end-shape="id25" draw:end-glue-point="2" svg:d="M1731 27256v1736h18310v-1921" svg:viewBox="0 0 18311 1922">
          <text:p/>
        </draw:connector>
        <draw:connector draw:style-name="gr22" draw:text-style-name="P14" draw:layer="layout" draw:line-skew="1.184cm" svg:x1="7.731cm" svg:y1="27.256cm" svg:x2="20.041cm" svg:y2="27.071cm" draw:start-shape="id22" draw:start-glue-point="2" draw:end-shape="id25" draw:end-glue-point="2" svg:d="M7731 27256v1736h12310v-1921" svg:viewBox="0 0 12311 1922">
          <text:p/>
        </draw:connector>
        <draw:connector draw:style-name="gr22" draw:text-style-name="P14" draw:layer="layout" draw:line-skew="1.184cm" svg:x1="13.731cm" svg:y1="27.256cm" svg:x2="20.041cm" svg:y2="27.071cm" draw:start-shape="id23" draw:start-glue-point="2" draw:end-shape="id25" draw:end-glue-point="2" svg:d="M13731 27256v1736h6310v-1921" svg:viewBox="0 0 6311 1922">
          <text:p/>
        </draw:connector>
        <draw:frame draw:style-name="gr23" draw:text-style-name="P12" draw:layer="layout" svg:width="3.601cm" svg:height="0.962cm" svg:x="12.103cm" svg:y="20.104cm">
          <draw:text-box>
            <text:p>documents</text:p>
          </draw:text-box>
        </draw:frame>
        <draw:frame draw:style-name="gr24" draw:text-style-name="P15" draw:layer="layout" svg:width="4.587cm" svg:height="0.962cm" svg:x="5.404cm" svg:y="17.904cm">
          <draw:text-box>
            <text:p>instantiated as</text:p>
          </draw:text-box>
        </draw:frame>
        <draw:frame draw:style-name="gr25" draw:text-style-name="P15" draw:layer="layout" svg:width="5.607cm" svg:height="0.962cm" svg:x="4.905cm" svg:y="22.904cm">
          <draw:text-box>
            <text:p>is used to develop</text:p>
          </draw:text-box>
        </draw:frame>
        <draw:frame draw:style-name="gr24" draw:text-style-name="P15" draw:layer="layout" svg:width="4.587cm" svg:height="0.962cm" svg:x="17.764cm" svg:y="22.904cm">
          <draw:text-box>
            <text:p>instantiated as</text:p>
          </draw:text-box>
        </draw:frame>
        <draw:frame draw:style-name="gr26" draw:text-style-name="P12" draw:layer="layout" svg:width="2.932cm" svg:height="0.962cm" svg:x="9.104cm" svg:y="29.104cm">
          <draw:text-box>
            <text:p>supports</text:p>
          </draw:text-box>
        </draw:frame>
      </draw:page>
      <draw:page draw:name="page3" draw:style-name="dp1" draw:master-page-name="Default">
        <draw:custom-shape draw:style-name="gr17" draw:text-style-name="P11" draw:layer="layout" svg:width="4.826cm" svg:height="1.778cm" svg:x="1.003cm" svg:y="1.892cm">
          <text:p text:style-name="P10">Planning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826cm" svg:height="1.778cm" svg:x="1.004cm" svg:y="5.893cm">
          <text:p text:style-name="P10">Group</text:p>
          <text:p text:style-name="P10">prepara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26" draw:id="id26" draw:layer="layout" svg:width="4.826cm" svg:height="1.778cm" svg:x="9.005cm" svg:y="3.894cm">
          <text:p text:style-name="P10">Individual</text:p>
          <text:p text:style-name="P10">prepara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27" draw:id="id27" draw:layer="layout" svg:width="4.826cm" svg:height="1.778cm" svg:x="16.006cm" svg:y="3.895cm">
          <text:p text:style-name="P10">Review</text:p>
          <text:p text:style-name="P10">meeting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826cm" svg:height="1.778cm" svg:x="24.007cm" svg:y="1.896cm">
          <text:p text:style-name="P10">Error</text:p>
          <text:p text:style-name="P10">correction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826cm" svg:height="1.778cm" svg:x="24.008cm" svg:y="5.897cm">
          <text:p text:style-name="P10">Improvement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826cm" svg:height="1.778cm" svg:x="32.009cm" svg:y="3.898cm">
          <text:p text:style-name="P10">Follow-up</text:p>
          <text:p text:style-name="P10">check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7" draw:text-style-name="P1" draw:layer="layout" svg:x1="7.604cm" svg:y1="1.635cm" svg:x2="7.604cm" svg:y2="7.985cm">
          <text:p/>
        </draw:line>
        <draw:line draw:style-name="gr27" draw:text-style-name="P1" draw:layer="layout" svg:x1="22.604cm" svg:y1="1.635cm" svg:x2="22.604cm" svg:y2="7.985cm">
          <text:p/>
        </draw:line>
        <draw:line draw:style-name="gr27" draw:text-style-name="P1" draw:layer="layout" svg:x1="30.604cm" svg:y1="1.635cm" svg:x2="30.604cm" svg:y2="7.985cm">
          <text:p/>
        </draw:line>
        <draw:line draw:style-name="gr28" draw:text-style-name="P1" draw:layer="layout" svg:x1="30.591cm" svg:y1="4.81cm" svg:x2="31.988cm" svg:y2="4.81cm">
          <text:p/>
        </draw:line>
        <draw:line draw:style-name="gr28" draw:text-style-name="P1" draw:layer="layout" svg:x1="28.818cm" svg:y1="2.81cm" svg:x2="30.591cm" svg:y2="2.81cm">
          <text:p/>
        </draw:line>
        <draw:line draw:style-name="gr28" draw:text-style-name="P1" draw:layer="layout" svg:x1="28.818cm" svg:y1="6.81cm" svg:x2="30.591cm" svg:y2="6.81cm">
          <text:p/>
        </draw:line>
        <draw:line draw:style-name="gr28" draw:text-style-name="P1" draw:layer="layout" svg:x1="7.665cm" svg:y1="4.81cm" svg:x2="9.062cm" svg:y2="4.81cm">
          <text:p/>
        </draw:line>
        <draw:line draw:style-name="gr28" draw:text-style-name="P1" draw:layer="layout" svg:x1="5.892cm" svg:y1="2.81cm" svg:x2="7.665cm" svg:y2="2.81cm">
          <text:p/>
        </draw:line>
        <draw:line draw:style-name="gr28" draw:text-style-name="P1" draw:layer="layout" svg:x1="5.892cm" svg:y1="6.81cm" svg:x2="7.665cm" svg:y2="6.81cm">
          <text:p/>
        </draw:line>
        <draw:connector draw:style-name="gr28" draw:text-style-name="P1" draw:layer="layout" draw:type="line" svg:x1="13.831cm" svg:y1="4.783cm" svg:x2="16.006cm" svg:y2="4.784cm" draw:start-shape="id26" draw:start-glue-point="1" draw:end-shape="id27" draw:end-glue-point="3" svg:d="M13831 4783l2175 1" svg:viewBox="0 0 2176 2">
          <text:p/>
        </draw:connector>
        <draw:line draw:style-name="gr28" draw:text-style-name="P1" draw:layer="layout" svg:x1="22.692cm" svg:y1="2.81cm" svg:x2="23.987cm" svg:y2="2.81cm">
          <text:p/>
        </draw:line>
        <draw:line draw:style-name="gr28" draw:text-style-name="P1" draw:layer="layout" svg:x1="22.692cm" svg:y1="6.81cm" svg:x2="23.987cm" svg:y2="6.81cm">
          <text:p/>
        </draw:line>
        <draw:line draw:style-name="gr28" draw:text-style-name="P1" draw:layer="layout" svg:x1="20.865cm" svg:y1="4.81cm" svg:x2="22.59cm" svg:y2="4.81cm">
          <text:p/>
        </draw:line>
        <draw:line draw:style-name="gr29" draw:text-style-name="P16" draw:layer="layout" svg:x1="1cm" svg:y1="10.398cm" svg:x2="13.827cm" svg:y2="10.398cm">
          <text:p/>
        </draw:line>
        <draw:line draw:style-name="gr29" draw:text-style-name="P1" draw:layer="layout" svg:x1="24.201cm" svg:y1="10.398cm" svg:x2="37.028cm" svg:y2="10.398cm">
          <text:p/>
        </draw:line>
        <draw:frame draw:style-name="gr30" draw:text-style-name="P15" draw:layer="layout" svg:width="6.137cm" svg:height="0.962cm" svg:x="4.364cm" svg:y="9.898cm">
          <draw:text-box>
            <text:p>Pre-review activities</text:p>
          </draw:text-box>
        </draw:frame>
        <draw:frame draw:style-name="gr31" draw:text-style-name="P15" draw:layer="layout" svg:width="6.42cm" svg:height="0.962cm" svg:x="27.565cm" svg:y="9.898cm">
          <draw:text-box>
            <text:p>Post-review activities</text:p>
          </draw:text-box>
        </draw:frame>
        <draw:custom-shape draw:style-name="gr17" draw:text-style-name="P11" xml:id="id32" draw:id="id32" draw:layer="layout" svg:width="4.826cm" svg:height="1.778cm" svg:x="4.004cm" svg:y="14.887cm">
          <text:p text:style-name="P10">Software</text:p>
          <text:p text:style-name="P10">proces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31" draw:id="id31" draw:layer="layout" svg:width="4.826cm" svg:height="1.778cm" svg:x="4.004cm" svg:y="22.894cm">
          <text:p text:style-name="P10">Management</text:p>
          <text:p text:style-name="P10">decision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3" xml:id="id30" draw:id="id30" draw:layer="layout" svg:width="4.572cm" svg:height="2.159cm" svg:x="4.131cm" svg:y="18.797cm">
          <text:p text:style-name="P10">Control metric</text:p>
          <text:p text:style-name="P10">measurements</text:p>
          <draw:enhanced-geometry svg:viewBox="0 0 21600 21600" draw:type="rectangle" draw:enhanced-path="M 0 0 L 21600 0 21600 21600 0 21600 0 0 Z N"/>
        </draw:custom-shape>
        <draw:custom-shape draw:style-name="gr33" draw:text-style-name="P13" xml:id="id28" draw:id="id28" draw:layer="layout" svg:width="4.998cm" svg:height="2.159cm" svg:x="12.131cm" svg:y="14.697cm">
          <text:p text:style-name="P10">Software</text:p>
          <text:p text:style-name="P10">product</text:p>
          <draw:enhanced-geometry svg:viewBox="0 0 21600 21600" draw:type="rectangle" draw:enhanced-path="M 0 0 L 21600 0 21600 21600 0 21600 0 0 Z N"/>
        </draw:custom-shape>
        <draw:custom-shape draw:style-name="gr33" draw:text-style-name="P13" xml:id="id29" draw:id="id29" draw:layer="layout" svg:width="4.998cm" svg:height="2.159cm" svg:x="12.131cm" svg:y="18.797cm">
          <text:p text:style-name="P10">Predictor metric</text:p>
          <text:p text:style-name="P10">measurements</text:p>
          <draw:enhanced-geometry svg:viewBox="0 0 21600 21600" draw:type="rectangle" draw:enhanced-path="M 0 0 L 21600 0 21600 21600 0 21600 0 0 Z N"/>
        </draw:custom-shape>
        <draw:connector draw:style-name="gr28" draw:text-style-name="P1" draw:layer="layout" draw:type="line" svg:x1="14.63cm" svg:y1="16.856cm" svg:x2="14.63cm" svg:y2="18.797cm" draw:start-shape="id28" draw:start-glue-point="2" draw:end-shape="id29" draw:end-glue-point="0" svg:d="M14630 16856v1941" svg:viewBox="0 0 1 1942">
          <text:p/>
        </draw:connector>
        <draw:connector draw:style-name="gr28" draw:text-style-name="P1" draw:layer="layout" draw:type="line" svg:x1="6.417cm" svg:y1="20.956cm" svg:x2="6.417cm" svg:y2="22.894cm" draw:start-shape="id30" draw:start-glue-point="2" draw:end-shape="id31" draw:end-glue-point="0" svg:d="M6417 20956v1938" svg:viewBox="0 0 1 1939">
          <text:p/>
        </draw:connector>
        <draw:connector draw:style-name="gr28" draw:text-style-name="P1" draw:layer="layout" draw:type="line" svg:x1="6.417cm" svg:y1="16.665cm" svg:x2="6.417cm" svg:y2="18.797cm" draw:start-shape="id32" draw:start-glue-point="2" draw:end-shape="id30" draw:end-glue-point="0" svg:d="M6417 16665v2132" svg:viewBox="0 0 1 2133">
          <text:p/>
        </draw:connector>
        <draw:connector draw:style-name="gr28" draw:text-style-name="P1" draw:layer="layout" draw:type="line" svg:x1="8.83cm" svg:y1="15.776cm" svg:x2="12.131cm" svg:y2="15.776cm" draw:start-shape="id32" draw:start-glue-point="1" draw:end-shape="id28" draw:end-glue-point="3" svg:d="M8830 15776h3301" svg:viewBox="0 0 3302 1">
          <text:p/>
        </draw:connector>
        <draw:connector draw:style-name="gr28" draw:text-style-name="P1" draw:layer="layout" svg:x1="14.63cm" svg:y1="20.956cm" svg:x2="8.83cm" svg:y2="23.783cm" draw:start-shape="id29" draw:start-glue-point="2" draw:end-shape="id31" draw:end-glue-point="1" svg:d="M14630 20956v2827h-5800" svg:viewBox="0 0 5801 2828">
          <text:p/>
        </draw:connector>
        <draw:connector draw:style-name="gr28" draw:text-style-name="P1" draw:layer="layout" draw:line-skew="-1.562cm" svg:x1="4.004cm" svg:y1="23.783cm" svg:x2="4.004cm" svg:y2="15.776cm" draw:start-shape="id31" draw:start-glue-point="3" draw:end-shape="id32" draw:end-glue-point="3" svg:d="M4004 23783h-2115v-8007h2115" svg:viewBox="0 0 2116 8008">
          <text:p/>
        </draw:connector>
      </draw:page>
      <draw:page draw:name="page4" draw:style-name="dp1" draw:master-page-name="Default">
        <draw:custom-shape draw:style-name="gr34" draw:text-style-name="P13" xml:id="id33" draw:id="id33" draw:layer="layout" svg:width="6.604cm" svg:height="1.778cm" svg:x="0.689cm" svg:y="4.577cm">
          <text:p text:style-name="P10">Maintainability</text:p>
          <draw:enhanced-geometry svg:viewBox="0 0 21600 21600" draw:type="rectangle" draw:enhanced-path="M 0 0 L 21600 0 21600 21600 0 21600 0 0 Z N"/>
        </draw:custom-shape>
        <draw:custom-shape draw:style-name="gr34" draw:text-style-name="P13" xml:id="id38" draw:id="id38" draw:layer="layout" svg:width="6.604cm" svg:height="1.778cm" svg:x="0.689cm" svg:y="7.577cm">
          <text:p text:style-name="P10">Reliability</text:p>
          <draw:enhanced-geometry svg:viewBox="0 0 21600 21600" draw:type="rectangle" draw:enhanced-path="M 0 0 L 21600 0 21600 21600 0 21600 0 0 Z N"/>
        </draw:custom-shape>
        <draw:custom-shape draw:style-name="gr34" draw:text-style-name="P13" xml:id="id40" draw:id="id40" draw:layer="layout" svg:width="6.604cm" svg:height="1.778cm" svg:x="0.689cm" svg:y="10.577cm">
          <text:p text:style-name="P10">Reusability</text:p>
          <draw:enhanced-geometry svg:viewBox="0 0 21600 21600" draw:type="rectangle" draw:enhanced-path="M 0 0 L 21600 0 21600 21600 0 21600 0 0 Z N"/>
        </draw:custom-shape>
        <draw:custom-shape draw:style-name="gr34" draw:text-style-name="P13" xml:id="id41" draw:id="id41" draw:layer="layout" svg:width="6.604cm" svg:height="1.778cm" svg:x="0.689cm" svg:y="13.577cm">
          <text:p text:style-name="P10">Usability</text:p>
          <draw:enhanced-geometry svg:viewBox="0 0 21600 21600" draw:type="rectangle" draw:enhanced-path="M 0 0 L 21600 0 21600 21600 0 21600 0 0 Z N"/>
        </draw:custom-shape>
        <draw:custom-shape draw:style-name="gr35" draw:text-style-name="P13" xml:id="id34" draw:id="id34" draw:layer="layout" svg:width="10.717cm" svg:height="1.778cm" svg:x="12.889cm" svg:y="2.877cm">
          <text:p text:style-name="P10">Depth of inheritance tree</text:p>
          <draw:enhanced-geometry svg:viewBox="0 0 21600 21600" draw:type="rectangle" draw:enhanced-path="M 0 0 L 21600 0 21600 21600 0 21600 0 0 Z N"/>
        </draw:custom-shape>
        <draw:custom-shape draw:style-name="gr35" draw:text-style-name="P13" xml:id="id35" draw:id="id35" draw:layer="layout" svg:width="10.717cm" svg:height="1.778cm" svg:x="12.889cm" svg:y="5.877cm">
          <text:p text:style-name="P10">Cyclomatic complexity</text:p>
          <draw:enhanced-geometry svg:viewBox="0 0 21600 21600" draw:type="rectangle" draw:enhanced-path="M 0 0 L 21600 0 21600 21600 0 21600 0 0 Z N"/>
        </draw:custom-shape>
        <draw:custom-shape draw:style-name="gr35" draw:text-style-name="P13" xml:id="id36" draw:id="id36" draw:layer="layout" svg:width="10.717cm" svg:height="1.778cm" svg:x="12.889cm" svg:y="8.877cm">
          <text:p text:style-name="P10">Program size in lines of code</text:p>
          <draw:enhanced-geometry svg:viewBox="0 0 21600 21600" draw:type="rectangle" draw:enhanced-path="M 0 0 L 21600 0 21600 21600 0 21600 0 0 Z N"/>
        </draw:custom-shape>
        <draw:custom-shape draw:style-name="gr35" draw:text-style-name="P13" xml:id="id39" draw:id="id39" draw:layer="layout" svg:width="10.717cm" svg:height="1.778cm" svg:x="12.889cm" svg:y="11.877cm">
          <text:p text:style-name="P10">Number of error messages</text:p>
          <draw:enhanced-geometry svg:viewBox="0 0 21600 21600" draw:type="rectangle" draw:enhanced-path="M 0 0 L 21600 0 21600 21600 0 21600 0 0 Z N"/>
        </draw:custom-shape>
        <draw:custom-shape draw:style-name="gr35" draw:text-style-name="P13" xml:id="id37" draw:id="id37" draw:layer="layout" svg:width="10.717cm" svg:height="1.778cm" svg:x="12.889cm" svg:y="14.877cm">
          <text:p text:style-name="P10">Length of user manual</text:p>
          <draw:enhanced-geometry svg:viewBox="0 0 21600 21600" draw:type="rectangle" draw:enhanced-path="M 0 0 L 21600 0 21600 21600 0 21600 0 0 Z N"/>
        </draw:custom-shape>
        <draw:connector draw:style-name="gr36" draw:text-style-name="P17" draw:layer="layout" draw:type="line" svg:x1="7.293cm" svg:y1="5.466cm" svg:x2="12.889cm" svg:y2="3.766cm" draw:start-shape="id33" draw:start-glue-point="1" draw:end-shape="id34" draw:end-glue-point="3" svg:d="M7293 5466l5596-1700" svg:viewBox="0 0 5597 1701">
          <text:p/>
        </draw:connector>
        <draw:connector draw:style-name="gr36" draw:text-style-name="P17" draw:layer="layout" draw:type="line" svg:x1="7.293cm" svg:y1="5.466cm" svg:x2="12.889cm" svg:y2="6.766cm" draw:start-shape="id33" draw:start-glue-point="1" draw:end-shape="id35" draw:end-glue-point="3" svg:d="M7293 5466l5596 1300" svg:viewBox="0 0 5597 1301">
          <text:p/>
        </draw:connector>
        <draw:connector draw:style-name="gr36" draw:text-style-name="P17" draw:layer="layout" draw:type="line" svg:x1="7.293cm" svg:y1="5.466cm" svg:x2="12.889cm" svg:y2="9.766cm" draw:start-shape="id33" draw:start-glue-point="1" draw:end-shape="id36" draw:end-glue-point="3" svg:d="M7293 5466l5596 4300" svg:viewBox="0 0 5597 4301">
          <text:p/>
        </draw:connector>
        <draw:connector draw:style-name="gr36" draw:text-style-name="P17" draw:layer="layout" draw:type="line" svg:x1="7.293cm" svg:y1="5.466cm" svg:x2="12.889cm" svg:y2="15.766cm" draw:start-shape="id33" draw:start-glue-point="1" draw:end-shape="id37" draw:end-glue-point="3" svg:d="M7293 5466l5596 10300" svg:viewBox="0 0 5597 10301">
          <text:p/>
        </draw:connector>
        <draw:connector draw:style-name="gr36" draw:text-style-name="P17" draw:layer="layout" draw:type="line" svg:x1="7.293cm" svg:y1="8.466cm" svg:x2="12.889cm" svg:y2="6.766cm" draw:start-shape="id38" draw:start-glue-point="1" draw:end-shape="id35" draw:end-glue-point="3" svg:d="M7293 8466l5596-1700" svg:viewBox="0 0 5597 1701">
          <text:p/>
        </draw:connector>
        <draw:connector draw:style-name="gr36" draw:text-style-name="P17" draw:layer="layout" draw:type="line" svg:x1="7.293cm" svg:y1="8.466cm" svg:x2="12.889cm" svg:y2="9.766cm" draw:start-shape="id38" draw:start-glue-point="1" draw:end-shape="id36" draw:end-glue-point="3" svg:d="M7293 8466l5596 1300" svg:viewBox="0 0 5597 1301">
          <text:p/>
        </draw:connector>
        <draw:connector draw:style-name="gr36" draw:text-style-name="P17" draw:layer="layout" draw:type="line" svg:x1="7.293cm" svg:y1="8.466cm" svg:x2="12.889cm" svg:y2="12.766cm" draw:start-shape="id38" draw:start-glue-point="1" draw:end-shape="id39" draw:end-glue-point="3" svg:d="M7293 8466l5596 4300" svg:viewBox="0 0 5597 4301">
          <text:p/>
        </draw:connector>
        <draw:connector draw:style-name="gr36" draw:text-style-name="P17" draw:layer="layout" draw:type="line" svg:x1="7.293cm" svg:y1="11.466cm" svg:x2="12.889cm" svg:y2="3.766cm" draw:start-shape="id40" draw:start-glue-point="1" draw:end-shape="id34" draw:end-glue-point="3" svg:d="M7293 11466l5596-7700" svg:viewBox="0 0 5597 7701">
          <text:p/>
        </draw:connector>
        <draw:connector draw:style-name="gr36" draw:text-style-name="P17" draw:layer="layout" draw:type="line" svg:x1="7.293cm" svg:y1="11.466cm" svg:x2="12.889cm" svg:y2="9.766cm" draw:start-shape="id40" draw:start-glue-point="1" draw:end-shape="id36" draw:end-glue-point="3" svg:d="M7293 11466l5596-1700" svg:viewBox="0 0 5597 1701">
          <text:p/>
        </draw:connector>
        <draw:connector draw:style-name="gr36" draw:text-style-name="P17" draw:layer="layout" draw:type="line" svg:x1="7.293cm" svg:y1="14.466cm" svg:x2="12.889cm" svg:y2="15.766cm" draw:start-shape="id41" draw:start-glue-point="1" draw:end-shape="id37" draw:end-glue-point="3" svg:d="M7293 14466l5596 1300" svg:viewBox="0 0 5597 1301">
          <text:p/>
        </draw:connector>
        <draw:connector draw:style-name="gr36" draw:text-style-name="P17" draw:layer="layout" draw:type="line" svg:x1="7.293cm" svg:y1="14.466cm" svg:x2="12.889cm" svg:y2="12.766cm" draw:start-shape="id41" draw:start-glue-point="1" draw:end-shape="id39" draw:end-glue-point="3" svg:d="M7293 14466l5596-1700" svg:viewBox="0 0 5597 1701">
          <text:p/>
        </draw:connector>
        <draw:frame draw:style-name="gr37" draw:text-style-name="P18" draw:layer="layout" svg:width="8.3cm" svg:height="0.962cm" svg:x="-0.265cm" svg:y="0.683cm">
          <draw:text-box>
            <text:p><text:span text:style-name="T3">External quality </text:span><text:span text:style-name="T3">attributes</text:span></text:p>
          </draw:text-box>
        </draw:frame>
        <draw:frame draw:style-name="gr38" draw:text-style-name="P18" draw:layer="layout" svg:width="5.866cm" svg:height="0.962cm" svg:x="15.035cm" svg:y="0.683cm">
          <draw:text-box>
            <text:p><text:span text:style-name="T3">Internal attributes</text:span></text:p>
          </draw:text-box>
        </draw:frame>
      </draw:page>
      <draw:page draw:name="page5" draw:style-name="dp1" draw:master-page-name="Default">
        <draw:custom-shape draw:style-name="gr39" draw:text-style-name="P11" xml:id="id42" draw:id="id42" draw:layer="layout" svg:width="4.826cm" svg:height="2.954cm" svg:x="1.005cm" svg:y="3.888cm">
          <text:p text:style-name="P10">Choose</text:p>
          <text:p text:style-name="P10">measurements</text:p>
          <text:p text:style-name="P10">to be made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xml:id="id43" draw:id="id43" draw:layer="layout" svg:width="4.826cm" svg:height="2.954cm" svg:x="5.006cm" svg:y="6.889cm">
          <text:p text:style-name="P10">Select</text:p>
          <text:p text:style-name="P10">components to</text:p>
          <text:p text:style-name="P10">be assessed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xml:id="id44" draw:id="id44" draw:layer="layout" svg:width="4.826cm" svg:height="2.954cm" svg:x="9.006cm" svg:y="9.89cm">
          <text:p text:style-name="P10">Measure</text:p>
          <text:p text:style-name="P10">component</text:p>
          <text:p text:style-name="P10">characteristic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xml:id="id45" draw:id="id45" draw:layer="layout" svg:width="4.826cm" svg:height="2.954cm" svg:x="13.007cm" svg:y="6.891cm">
          <text:p text:style-name="P10">Identify</text:p>
          <text:p text:style-name="P10">anomalous</text:p>
          <text:p text:style-name="P10">measurement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xml:id="id46" draw:id="id46" draw:layer="layout" svg:width="4.826cm" svg:height="2.954cm" svg:x="17.008cm" svg:y="3.892cm">
          <text:p text:style-name="P10">Analyze</text:p>
          <text:p text:style-name="P10">anomalous</text:p>
          <text:p text:style-name="P10">components</text:p>
          <draw:enhanced-geometry svg:viewBox="0 0 21600 21600" draw:path-stretchpoint-x="10800" draw:path-stretchpoint-y="10800" draw:text-areas="?f3 ?f4 ?f5 ?f6" draw:type="round-rectangle" draw:modifiers="8996.96458684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1" draw:layer="layout" svg:x1="3.418cm" svg:y1="6.842cm" svg:x2="5.006cm" svg:y2="8.366cm" draw:start-shape="id42" draw:start-glue-point="2" draw:end-shape="id43" draw:end-glue-point="3" svg:d="M3418 6842v1524h1588" svg:viewBox="0 0 1589 1525">
          <text:p/>
        </draw:connector>
        <draw:connector draw:style-name="gr40" draw:text-style-name="P1" draw:layer="layout" svg:x1="7.419cm" svg:y1="9.843cm" svg:x2="9.006cm" svg:y2="11.367cm" draw:start-shape="id43" draw:start-glue-point="2" draw:end-shape="id44" draw:end-glue-point="3" svg:d="M7419 9843v1524h1587" svg:viewBox="0 0 1588 1525">
          <text:p/>
        </draw:connector>
        <draw:connector draw:style-name="gr40" draw:text-style-name="P1" draw:layer="layout" svg:x1="13.832cm" svg:y1="11.367cm" svg:x2="15.42cm" svg:y2="9.845cm" draw:start-shape="id44" draw:start-glue-point="1" draw:end-shape="id45" draw:end-glue-point="2" svg:d="M13832 11367h1588v-1522" svg:viewBox="0 0 1589 1523">
          <text:p/>
        </draw:connector>
        <draw:connector draw:style-name="gr40" draw:text-style-name="P1" draw:layer="layout" svg:x1="17.833cm" svg:y1="8.368cm" svg:x2="19.421cm" svg:y2="6.846cm" draw:start-shape="id45" draw:start-glue-point="1" draw:end-shape="id46" svg:d="M17833 8368h1588v-1522" svg:viewBox="0 0 1589 1523">
          <text:p/>
        </draw:connector>
      </draw:page>
      <draw:page draw:name="page6" draw:style-name="dp1" draw:master-page-name="Default">
        <draw:custom-shape draw:style-name="gr41" draw:text-style-name="P20" xml:id="id47" draw:id="id47" draw:layer="layout" svg:width="4.826cm" svg:height="1.016cm" svg:x="-0.714cm" svg:y="12.809cm">
          <text:p text:style-name="P19">Product Quality</text:p>
          <draw:enhanced-geometry svg:viewBox="0 0 21600 21600" draw:type="rectangle" draw:enhanced-path="M 0 0 L 21600 0 21600 21600 0 21600 0 0 Z N"/>
        </draw:custom-shape>
        <draw:custom-shape draw:style-name="gr42" draw:text-style-name="P20" xml:id="id48" draw:id="id48" draw:layer="layout" svg:width="4.508cm" svg:height="1.778cm" svg:x="6.398cm" svg:y="1.933cm">
          <text:p text:style-name="P19">Functional<text:line-break/>Suitability</text:p>
          <draw:enhanced-geometry svg:viewBox="0 0 21600 21600" draw:type="rectangle" draw:enhanced-path="M 0 0 L 21600 0 21600 21600 0 21600 0 0 Z N"/>
        </draw:custom-shape>
        <draw:custom-shape draw:style-name="gr42" draw:text-style-name="P20" xml:id="id49" draw:id="id49" draw:layer="layout" svg:width="4.508cm" svg:height="1.778cm" svg:x="6.398cm" svg:y="4.881cm">
          <text:p text:style-name="P19">Reliability</text:p>
          <draw:enhanced-geometry svg:viewBox="0 0 21600 21600" draw:type="rectangle" draw:enhanced-path="M 0 0 L 21600 0 21600 21600 0 21600 0 0 Z N"/>
        </draw:custom-shape>
        <draw:custom-shape draw:style-name="gr42" draw:text-style-name="P20" xml:id="id50" draw:id="id50" draw:layer="layout" svg:width="4.508cm" svg:height="1.778cm" svg:x="6.398cm" svg:y="7.921cm">
          <text:p text:style-name="P19">Performance<text:line-break/>Efficiency</text:p>
          <draw:enhanced-geometry svg:viewBox="0 0 21600 21600" draw:type="rectangle" draw:enhanced-path="M 0 0 L 21600 0 21600 21600 0 21600 0 0 Z N"/>
        </draw:custom-shape>
        <draw:custom-shape draw:style-name="gr42" draw:text-style-name="P20" xml:id="id51" draw:id="id51" draw:layer="layout" svg:width="4.508cm" svg:height="1.778cm" svg:x="6.398cm" svg:y="10.921cm">
          <text:p text:style-name="P19">Usability</text:p>
          <draw:enhanced-geometry svg:viewBox="0 0 21600 21600" draw:type="rectangle" draw:enhanced-path="M 0 0 L 21600 0 21600 21600 0 21600 0 0 Z N"/>
        </draw:custom-shape>
        <draw:custom-shape draw:style-name="gr42" draw:text-style-name="P20" xml:id="id52" draw:id="id52" draw:layer="layout" svg:width="4.508cm" svg:height="1.778cm" svg:x="6.398cm" svg:y="13.941cm">
          <text:p text:style-name="P19">Maintainability</text:p>
          <draw:enhanced-geometry svg:viewBox="0 0 21600 21600" draw:type="rectangle" draw:enhanced-path="M 0 0 L 21600 0 21600 21600 0 21600 0 0 Z N"/>
        </draw:custom-shape>
        <draw:custom-shape draw:style-name="gr42" draw:text-style-name="P20" xml:id="id53" draw:id="id53" draw:layer="layout" svg:width="4.508cm" svg:height="1.778cm" svg:x="6.398cm" svg:y="16.97cm">
          <text:p text:style-name="P19">Security</text:p>
          <draw:enhanced-geometry svg:viewBox="0 0 21600 21600" draw:type="rectangle" draw:enhanced-path="M 0 0 L 21600 0 21600 21600 0 21600 0 0 Z N"/>
        </draw:custom-shape>
        <draw:custom-shape draw:style-name="gr42" draw:text-style-name="P20" xml:id="id54" draw:id="id54" draw:layer="layout" svg:width="4.508cm" svg:height="1.778cm" svg:x="6.398cm" svg:y="19.921cm">
          <text:p text:style-name="P19">Compatibility</text:p>
          <draw:enhanced-geometry svg:viewBox="0 0 21600 21600" draw:type="rectangle" draw:enhanced-path="M 0 0 L 21600 0 21600 21600 0 21600 0 0 Z N"/>
        </draw:custom-shape>
        <draw:custom-shape draw:style-name="gr42" draw:text-style-name="P20" xml:id="id55" draw:id="id55" draw:layer="layout" svg:width="4.508cm" svg:height="1.778cm" svg:x="6.398cm" svg:y="22.921cm">
          <text:p text:style-name="P19">Portability</text:p>
          <draw:enhanced-geometry svg:viewBox="0 0 21600 21600" draw:type="rectangle" draw:enhanced-path="M 0 0 L 21600 0 21600 21600 0 21600 0 0 Z N"/>
        </draw:custom-shape>
        <draw:custom-shape draw:style-name="gr43" draw:text-style-name="P22" xml:id="id63" draw:id="id63" draw:layer="layout" svg:width="4.064cm" svg:height="1.778cm" svg:x="17.398cm" svg:y="22.921cm">
          <text:p text:style-name="P21"><text:span text:style-name="T1">Adapt</text:span><text:span text:style-name="T1">abilit</text:span><text:span text:style-name="T1">y</text:span><text:span text:style-name="T1"><text:line-break/></text:span><text:span text:style-name="T1">Instal</text:span><text:span text:style-name="T1">labilit</text:span><text:span text:style-name="T1">y</text:span><text:span text:style-name="T1"><text:line-break/></text:span><text:span text:style-name="T1">Repla</text:span><text:span text:style-name="T1">ceabi</text:span><text:span text:style-name="T1">lity</text:span></text:p>
          <draw:enhanced-geometry svg:viewBox="0 0 21600 21600" draw:type="rectangle" draw:enhanced-path="M 0 0 L 21600 0 21600 21600 0 21600 0 0 Z N"/>
        </draw:custom-shape>
        <draw:custom-shape draw:style-name="gr43" draw:text-style-name="P22" xml:id="id62" draw:id="id62" draw:layer="layout" svg:width="4.064cm" svg:height="1.778cm" svg:x="12.398cm" svg:y="19.921cm">
          <text:p text:style-name="P21">Co-existence<text:line-break/>Interoperability</text:p>
          <draw:enhanced-geometry svg:viewBox="0 0 21600 21600" draw:type="rectangle" draw:enhanced-path="M 0 0 L 21600 0 21600 21600 0 21600 0 0 Z N"/>
        </draw:custom-shape>
        <draw:custom-shape draw:style-name="gr44" draw:text-style-name="P22" xml:id="id61" draw:id="id61" draw:layer="layout" svg:width="4.064cm" svg:height="2.921cm" svg:x="17.398cm" svg:y="16.399cm">
          <text:p text:style-name="P21">Confidentiality<text:line-break/>Integrity<text:line-break/>Non-repudiation<text:line-break/>Accountability</text:p>
          <text:p text:style-name="P21">Authenticity</text:p>
          <draw:enhanced-geometry svg:viewBox="0 0 21600 21600" draw:type="rectangle" draw:enhanced-path="M 0 0 L 21600 0 21600 21600 0 21600 0 0 Z N"/>
        </draw:custom-shape>
        <draw:custom-shape draw:style-name="gr45" draw:text-style-name="P24" xml:id="id60" draw:id="id60" draw:layer="layout" svg:width="4.064cm" svg:height="2.856cm" svg:x="12.398cm" svg:y="13.402cm">
          <text:p text:style-name="P23">Modularity<text:line-break/>Reusability<text:line-break/>Analyzability<text:line-break/>Modifiability<text:line-break/>Testability</text:p>
          <draw:enhanced-geometry svg:viewBox="0 0 21600 21600" draw:type="rectangle" draw:enhanced-path="M 0 0 L 21600 0 21600 21600 0 21600 0 0 Z N"/>
        </draw:custom-shape>
        <draw:custom-shape draw:style-name="gr46" draw:text-style-name="P22" xml:id="id59" draw:id="id59" draw:layer="layout" svg:width="4.064cm" svg:height="5.19cm" svg:x="17.398cm" svg:y="9.209cm">
          <text:p text:style-name="P21">Appropriatenes<text:line-break/>recognizability<text:line-break/>Learnability<text:line-break/>Operability<text:line-break/>User error<text:line-break/>protection</text:p>
          <text:p text:style-name="P21">User interface<text:line-break/>aesthetics</text:p>
          <text:p text:style-name="P21">Accessibility</text:p>
          <draw:enhanced-geometry svg:viewBox="0 0 21600 21600" draw:type="rectangle" draw:enhanced-path="M 0 0 L 21600 0 21600 21600 0 21600 0 0 Z N"/>
        </draw:custom-shape>
        <draw:custom-shape draw:style-name="gr47" draw:text-style-name="P22" xml:id="id58" draw:id="id58" draw:layer="layout" svg:width="4.064cm" svg:height="2.571cm" svg:x="12.398cm" svg:y="7.528cm">
          <text:p text:style-name="P21">Time behavior<text:line-break/>Resource<text:line-break/>utilization<text:line-break/>Capacity</text:p>
          <draw:enhanced-geometry svg:viewBox="0 0 21600 21600" draw:type="rectangle" draw:enhanced-path="M 0 0 L 21600 0 21600 21600 0 21600 0 0 Z N"/>
        </draw:custom-shape>
        <draw:custom-shape draw:style-name="gr48" draw:text-style-name="P22" xml:id="id57" draw:id="id57" draw:layer="layout" svg:width="4.064cm" svg:height="2.365cm" svg:x="17.398cm" svg:y="4.588cm">
          <text:p text:style-name="P21">Maturity<text:line-break/>Availability<text:line-break/>Fault tolerance<text:line-break/>Recoverability</text:p>
          <draw:enhanced-geometry svg:viewBox="0 0 21600 21600" draw:type="rectangle" draw:enhanced-path="M 0 0 L 21600 0 21600 21600 0 21600 0 0 Z N"/>
        </draw:custom-shape>
        <draw:custom-shape draw:style-name="gr49" draw:text-style-name="P22" xml:id="id56" draw:id="id56" draw:layer="layout" svg:width="4.064cm" svg:height="3.683cm" svg:x="12.398cm" svg:y="0.981cm">
          <text:p text:style-name="P21"><text:span text:style-name="T1">Fun</text:span><text:span text:style-name="T1">ctio</text:span><text:span text:style-name="T1">nal</text:span><text:span text:style-name="T1"><text:line-break/></text:span><text:span text:style-name="T1">co</text:span><text:span text:style-name="T1">mpl</text:span><text:span text:style-name="T1">ete</text:span><text:span text:style-name="T1">nes</text:span><text:span text:style-name="T1">s</text:span><text:span text:style-name="T1"><text:line-break/></text:span><text:span text:style-name="T1">Fun</text:span><text:span text:style-name="T1">ctio</text:span><text:span text:style-name="T1">nal</text:span></text:p>
          <text:p text:style-name="P21"><text:span text:style-name="T1">corr</text:span><text:span text:style-name="T1">ect</text:span><text:span text:style-name="T1">nes</text:span><text:span text:style-name="T1">s</text:span><text:span text:style-name="T1"><text:line-break/></text:span><text:span text:style-name="T1">Fun</text:span><text:span text:style-name="T1">ctio</text:span><text:span text:style-name="T1">nal</text:span><text:span text:style-name="T1"><text:line-break/></text:span><text:span text:style-name="T1">app</text:span><text:span text:style-name="T1">rop</text:span><text:span text:style-name="T1">riat</text:span><text:span text:style-name="T1">ene</text:span><text:span text:style-name="T1">ss</text:span></text:p>
          <draw:enhanced-geometry svg:viewBox="0 0 21600 21600" draw:type="rectangle" draw:enhanced-path="M 0 0 L 21600 0 21600 21600 0 21600 0 0 Z N"/>
        </draw:custom-shape>
        <draw:connector draw:style-name="gr50" draw:text-style-name="P25" draw:layer="layout" svg:x1="4.112cm" svg:y1="13.317cm" svg:x2="6.398cm" svg:y2="2.822cm" draw:start-shape="id47" draw:start-glue-point="1" draw:end-shape="id48" draw:end-glue-point="3" svg:d="M4112 13317h1143v-10495h1143" svg:viewBox="0 0 2287 10496">
          <text:p/>
        </draw:connector>
        <draw:connector draw:style-name="gr50" draw:text-style-name="P25" draw:layer="layout" svg:x1="4.112cm" svg:y1="13.317cm" svg:x2="6.398cm" svg:y2="5.77cm" draw:start-shape="id47" draw:end-shape="id49" draw:end-glue-point="3" svg:d="M4112 13317h1143v-7547h1143" svg:viewBox="0 0 2287 7548">
          <text:p/>
        </draw:connector>
        <draw:connector draw:style-name="gr50" draw:text-style-name="P25" draw:layer="layout" svg:x1="4.112cm" svg:y1="13.317cm" svg:x2="6.398cm" svg:y2="8.81cm" draw:start-shape="id47" draw:end-shape="id50" draw:end-glue-point="3" svg:d="M4112 13317h1143v-4507h1143" svg:viewBox="0 0 2287 4508">
          <text:p/>
        </draw:connector>
        <draw:connector draw:style-name="gr50" draw:text-style-name="P25" draw:layer="layout" svg:x1="4.112cm" svg:y1="13.317cm" svg:x2="6.398cm" svg:y2="11.81cm" draw:start-shape="id47" draw:end-shape="id51" draw:end-glue-point="3" svg:d="M4112 13317h1143v-1507h1143" svg:viewBox="0 0 2287 1508">
          <text:p/>
        </draw:connector>
        <draw:connector draw:style-name="gr50" draw:text-style-name="P25" draw:layer="layout" svg:x1="4.112cm" svg:y1="13.317cm" svg:x2="6.398cm" svg:y2="14.83cm" draw:start-shape="id47" draw:end-shape="id52" draw:end-glue-point="3" svg:d="M4112 13317h1143v1513h1143" svg:viewBox="0 0 2287 1514">
          <text:p/>
        </draw:connector>
        <draw:connector draw:style-name="gr50" draw:text-style-name="P25" draw:layer="layout" svg:x1="4.112cm" svg:y1="13.317cm" svg:x2="6.398cm" svg:y2="17.859cm" draw:start-shape="id47" draw:end-shape="id53" draw:end-glue-point="3" svg:d="M4112 13317h1143v4542h1143" svg:viewBox="0 0 2287 4543">
          <text:p/>
        </draw:connector>
        <draw:connector draw:style-name="gr50" draw:text-style-name="P25" draw:layer="layout" svg:x1="4.112cm" svg:y1="13.317cm" svg:x2="6.398cm" svg:y2="20.81cm" draw:start-shape="id47" draw:start-glue-point="1" draw:end-shape="id54" draw:end-glue-point="3" svg:d="M4112 13317h1143v7493h1143" svg:viewBox="0 0 2287 7494">
          <text:p/>
        </draw:connector>
        <draw:connector draw:style-name="gr50" draw:text-style-name="P25" draw:layer="layout" svg:x1="4.112cm" svg:y1="13.317cm" svg:x2="6.398cm" svg:y2="23.81cm" draw:start-shape="id47" draw:end-shape="id55" draw:end-glue-point="3" svg:d="M4112 13317h1143v10493h1143" svg:viewBox="0 0 2287 10494">
          <text:p/>
        </draw:connector>
        <draw:connector draw:style-name="gr50" draw:text-style-name="P25" draw:layer="layout" svg:x1="10.906cm" svg:y1="2.822cm" svg:x2="12.398cm" svg:y2="2.822cm" draw:start-shape="id48" draw:start-glue-point="1" draw:end-shape="id56" draw:end-glue-point="3" svg:d="M10906 2822h1492" svg:viewBox="0 0 1493 1">
          <text:p/>
        </draw:connector>
        <draw:connector draw:style-name="gr50" draw:text-style-name="P25" draw:layer="layout" svg:x1="10.906cm" svg:y1="5.77cm" svg:x2="17.398cm" svg:y2="5.77cm" draw:start-shape="id49" draw:start-glue-point="1" draw:end-shape="id57" draw:end-glue-point="3" svg:d="M10906 5770h6492" svg:viewBox="0 0 6493 1">
          <text:p/>
        </draw:connector>
        <draw:connector draw:style-name="gr50" draw:text-style-name="P25" draw:layer="layout" svg:x1="10.906cm" svg:y1="8.81cm" svg:x2="12.398cm" svg:y2="8.813cm" draw:start-shape="id50" draw:start-glue-point="1" draw:end-shape="id58" draw:end-glue-point="3" svg:d="M10906 8810h746v3h746" svg:viewBox="0 0 1493 4">
          <text:p/>
        </draw:connector>
        <draw:connector draw:style-name="gr50" draw:text-style-name="P25" draw:layer="layout" svg:x1="10.906cm" svg:y1="11.81cm" svg:x2="17.398cm" svg:y2="11.804cm" draw:start-shape="id51" draw:start-glue-point="1" draw:end-shape="id59" draw:end-glue-point="3" svg:d="M10906 11810h3246v-6h3246" svg:viewBox="0 0 6493 7">
          <text:p/>
        </draw:connector>
        <draw:connector draw:style-name="gr50" draw:text-style-name="P25" draw:layer="layout" svg:x1="10.906cm" svg:y1="14.83cm" svg:x2="12.398cm" svg:y2="14.83cm" draw:start-shape="id52" draw:start-glue-point="1" draw:end-shape="id60" draw:end-glue-point="3" svg:d="M10906 14830h1492" svg:viewBox="0 0 1493 1">
          <text:p/>
        </draw:connector>
        <draw:connector draw:style-name="gr50" draw:text-style-name="P25" draw:layer="layout" svg:x1="10.906cm" svg:y1="17.859cm" svg:x2="17.398cm" svg:y2="17.859cm" draw:start-shape="id53" draw:start-glue-point="1" draw:end-shape="id61" draw:end-glue-point="3" svg:d="M10906 17859h6492" svg:viewBox="0 0 6493 1">
          <text:p/>
        </draw:connector>
        <draw:connector draw:style-name="gr50" draw:text-style-name="P25" draw:layer="layout" svg:x1="10.906cm" svg:y1="20.81cm" svg:x2="12.398cm" svg:y2="20.81cm" draw:start-shape="id54" draw:start-glue-point="1" draw:end-shape="id62" draw:end-glue-point="3" svg:d="M10906 20810h1492" svg:viewBox="0 0 1493 1">
          <text:p/>
        </draw:connector>
        <draw:connector draw:style-name="gr50" draw:text-style-name="P25" draw:layer="layout" svg:x1="10.906cm" svg:y1="23.81cm" svg:x2="17.398cm" svg:y2="23.81cm" draw:start-shape="id55" draw:start-glue-point="1" draw:end-shape="id63" draw:end-glue-point="3" svg:d="M10906 23810h6492" svg:viewBox="0 0 6493 1">
          <text:p/>
        </draw:connector>
      </draw:page>
      <draw:page draw:name="page7" draw:style-name="dp1" draw:master-page-name="Default">
        <draw:custom-shape draw:style-name="gr41" draw:text-style-name="P20" xml:id="id64" draw:id="id64" draw:layer="layout" svg:width="4.826cm" svg:height="1.016cm" svg:x="-0.714cm" svg:y="8.309cm">
          <text:p text:style-name="P19">Quality in use</text:p>
          <draw:enhanced-geometry svg:viewBox="0 0 21600 21600" draw:type="rectangle" draw:enhanced-path="M 0 0 L 21600 0 21600 21600 0 21600 0 0 Z N"/>
        </draw:custom-shape>
        <draw:custom-shape draw:style-name="gr42" draw:text-style-name="P20" xml:id="id65" draw:id="id65" draw:layer="layout" svg:width="4.508cm" svg:height="1.778cm" svg:x="6.398cm" svg:y="1.924cm">
          <text:p text:style-name="P19">Satisfaction</text:p>
          <draw:enhanced-geometry svg:viewBox="0 0 21600 21600" draw:type="rectangle" draw:enhanced-path="M 0 0 L 21600 0 21600 21600 0 21600 0 0 Z N"/>
        </draw:custom-shape>
        <draw:custom-shape draw:style-name="gr42" draw:text-style-name="P20" xml:id="id66" draw:id="id66" draw:layer="layout" svg:width="4.508cm" svg:height="1.778cm" svg:x="6.398cm" svg:y="4.881cm">
          <text:p text:style-name="P19">Effectiveness</text:p>
          <draw:enhanced-geometry svg:viewBox="0 0 21600 21600" draw:type="rectangle" draw:enhanced-path="M 0 0 L 21600 0 21600 21600 0 21600 0 0 Z N"/>
        </draw:custom-shape>
        <draw:custom-shape draw:style-name="gr42" draw:text-style-name="P20" xml:id="id67" draw:id="id67" draw:layer="layout" svg:width="4.508cm" svg:height="1.778cm" svg:x="6.398cm" svg:y="7.927cm">
          <text:p text:style-name="P19">Freedom<text:line-break/>from risk</text:p>
          <draw:enhanced-geometry svg:viewBox="0 0 21600 21600" draw:type="rectangle" draw:enhanced-path="M 0 0 L 21600 0 21600 21600 0 21600 0 0 Z N"/>
        </draw:custom-shape>
        <draw:custom-shape draw:style-name="gr42" draw:text-style-name="P20" xml:id="id68" draw:id="id68" draw:layer="layout" svg:width="4.508cm" svg:height="1.778cm" svg:x="6.398cm" svg:y="10.921cm">
          <text:p text:style-name="P19">Efficiency</text:p>
          <draw:enhanced-geometry svg:viewBox="0 0 21600 21600" draw:type="rectangle" draw:enhanced-path="M 0 0 L 21600 0 21600 21600 0 21600 0 0 Z N"/>
        </draw:custom-shape>
        <draw:custom-shape draw:style-name="gr42" draw:text-style-name="P20" xml:id="id69" draw:id="id69" draw:layer="layout" svg:width="4.508cm" svg:height="1.778cm" svg:x="6.398cm" svg:y="13.941cm">
          <text:p text:style-name="P19">Context<text:line-break/>coverage</text:p>
          <draw:enhanced-geometry svg:viewBox="0 0 21600 21600" draw:type="rectangle" draw:enhanced-path="M 0 0 L 21600 0 21600 21600 0 21600 0 0 Z N"/>
        </draw:custom-shape>
        <draw:custom-shape draw:style-name="gr51" draw:text-style-name="P24" xml:id="id72" draw:id="id72" draw:layer="layout" svg:width="4.35cm" svg:height="2.856cm" svg:x="12.398cm" svg:y="13.402cm">
          <text:p text:style-name="P23">Context<text:line-break/>completeness<text:line-break/>Flexibility</text:p>
          <draw:enhanced-geometry svg:viewBox="0 0 21600 21600" draw:type="rectangle" draw:enhanced-path="M 0 0 L 21600 0 21600 21600 0 21600 0 0 Z N"/>
        </draw:custom-shape>
        <draw:custom-shape draw:style-name="gr52" draw:text-style-name="P22" xml:id="id71" draw:id="id71" draw:layer="layout" svg:width="4.35cm" svg:height="3.765cm" svg:x="12.398cm" svg:y="6.934cm">
          <text:p text:style-name="P21">Economic risk<text:line-break/>mitigation<text:line-break/>Health and safety<text:line-break/>risk mitigation<text:line-break/>Environmental<text:line-break/>risk mitigation</text:p>
          <draw:enhanced-geometry svg:viewBox="0 0 21600 21600" draw:type="rectangle" draw:enhanced-path="M 0 0 L 21600 0 21600 21600 0 21600 0 0 Z N"/>
        </draw:custom-shape>
        <draw:custom-shape draw:style-name="gr53" draw:text-style-name="P22" xml:id="id70" draw:id="id70" draw:layer="layout" svg:width="4.35cm" svg:height="2.902cm" svg:x="12.398cm" svg:y="1.362cm">
          <text:p text:style-name="P21"><text:span text:style-name="T1">Use</text:span><text:span text:style-name="T1">fuln</text:span><text:span text:style-name="T1">ess</text:span><text:span text:style-name="T1"><text:line-break/></text:span><text:span text:style-name="T1">Tru</text:span><text:span text:style-name="T1">st</text:span><text:span text:style-name="T1"><text:line-break/></text:span><text:span text:style-name="T1">Ple</text:span><text:span text:style-name="T1">asu</text:span><text:span text:style-name="T1">re</text:span><text:span text:style-name="T1"><text:line-break/></text:span><text:span text:style-name="T1">Co</text:span><text:span text:style-name="T1">mf</text:span><text:span text:style-name="T1">ort</text:span></text:p>
          <draw:enhanced-geometry svg:viewBox="0 0 21600 21600" draw:type="rectangle" draw:enhanced-path="M 0 0 L 21600 0 21600 21600 0 21600 0 0 Z N"/>
        </draw:custom-shape>
        <draw:connector draw:style-name="gr50" draw:text-style-name="P25" draw:layer="layout" svg:x1="4.112cm" svg:y1="8.817cm" svg:x2="6.398cm" svg:y2="2.813cm" draw:start-shape="id64" draw:start-glue-point="1" draw:end-shape="id65" draw:end-glue-point="3" svg:d="M4112 8817h1143v-6004h1143" svg:viewBox="0 0 2287 6005">
          <text:p/>
        </draw:connector>
        <draw:connector draw:style-name="gr50" draw:text-style-name="P25" draw:layer="layout" svg:x1="4.112cm" svg:y1="8.817cm" svg:x2="6.398cm" svg:y2="5.77cm" draw:start-shape="id64" draw:end-shape="id66" draw:end-glue-point="3" svg:d="M4112 8817h1143v-3047h1143" svg:viewBox="0 0 2287 3048">
          <text:p/>
        </draw:connector>
        <draw:connector draw:style-name="gr50" draw:text-style-name="P25" draw:layer="layout" svg:x1="4.112cm" svg:y1="8.817cm" svg:x2="6.398cm" svg:y2="8.816cm" draw:start-shape="id64" draw:end-shape="id67" draw:end-glue-point="3" svg:d="M4112 8817h1143v-1h1143" svg:viewBox="0 0 2287 2">
          <text:p/>
        </draw:connector>
        <draw:connector draw:style-name="gr50" draw:text-style-name="P25" draw:layer="layout" svg:x1="4.112cm" svg:y1="8.817cm" svg:x2="6.398cm" svg:y2="11.81cm" draw:start-shape="id64" draw:end-shape="id68" draw:end-glue-point="3" svg:d="M4112 8817h1143v2993h1143" svg:viewBox="0 0 2287 2994">
          <text:p/>
        </draw:connector>
        <draw:connector draw:style-name="gr50" draw:text-style-name="P25" draw:layer="layout" svg:x1="4.112cm" svg:y1="8.817cm" svg:x2="6.398cm" svg:y2="14.83cm" draw:start-shape="id64" draw:end-shape="id69" draw:end-glue-point="3" svg:d="M4112 8817h1143v6013h1143" svg:viewBox="0 0 2287 6014">
          <text:p/>
        </draw:connector>
        <draw:connector draw:style-name="gr50" draw:text-style-name="P25" draw:layer="layout" svg:x1="10.906cm" svg:y1="2.813cm" svg:x2="12.398cm" svg:y2="2.813cm" draw:start-shape="id65" draw:start-glue-point="1" draw:end-shape="id70" draw:end-glue-point="3" svg:d="M10906 2813h1492" svg:viewBox="0 0 1493 1">
          <text:p/>
        </draw:connector>
        <draw:connector draw:style-name="gr50" draw:text-style-name="P25" draw:layer="layout" svg:x1="10.906cm" svg:y1="8.816cm" svg:x2="12.398cm" svg:y2="8.816cm" draw:start-shape="id67" draw:start-glue-point="1" draw:end-shape="id71" draw:end-glue-point="3" svg:d="M10906 8816h1492" svg:viewBox="0 0 1493 1">
          <text:p/>
        </draw:connector>
        <draw:connector draw:style-name="gr50" draw:text-style-name="P25" draw:layer="layout" svg:x1="10.906cm" svg:y1="14.83cm" svg:x2="12.398cm" svg:y2="14.83cm" draw:start-shape="id69" draw:start-glue-point="1" draw:end-shape="id72" draw:end-glue-point="3" svg:d="M10906 14830h1492" svg:viewBox="0 0 1493 1">
          <text:p/>
        </draw:connector>
      </draw:page>
      <draw:page draw:name="page8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22T15:42:46.277363867</meta:creation-date>
    <dc:date>2021-12-06T14:52:35.246249424</dc:date>
    <meta:editing-duration>PT1H12M18S</meta:editing-duration>
    <meta:editing-cycles>5</meta:editing-cycles>
    <meta:generator>LibreOffice/7.1.7.2$Linux_X86_64 LibreOffice_project/10$Build-2</meta:generator>
    <meta:document-statistic meta:object-count="207"/>
  </office:meta>
</office:document-meta>
</file>